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text-properties style:font-name="Arial" officeooo:rsid="0002f9c0" officeooo:paragraph-rsid="0002f9c0"/>
    </style:style>
    <style:style style:name="P2" style:family="paragraph" style:parent-style-name="Standard">
      <style:text-properties style:font-name="Arial" officeooo:rsid="0002f9c0" officeooo:paragraph-rsid="000419bd"/>
    </style:style>
    <style:style style:name="P3" style:family="paragraph" style:parent-style-name="Standard">
      <style:text-properties style:font-name="Arial" officeooo:rsid="000419bd" officeooo:paragraph-rsid="000419bd"/>
    </style:style>
    <style:style style:name="P4" style:family="paragraph" style:parent-style-name="Table_20_Contents">
      <style:text-properties style:font-name="Arial" officeooo:rsid="000419bd" officeooo:paragraph-rsid="000419bd"/>
    </style:style>
    <style:style style:name="P5" style:family="paragraph" style:parent-style-name="Standard">
      <style:text-properties style:font-name="Arial" officeooo:rsid="0002f9c0" officeooo:paragraph-rsid="00047edf"/>
    </style:style>
    <style:style style:name="T1" style:family="text">
      <style:text-properties officeooo:rsid="000419bd"/>
    </style:style>
    <style:style style:name="T2" style:family="text">
      <style:text-properties officeooo:rsid="00047e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</text:p>
      <text:p text:style-name="P1"/>
      <text:p text:style-name="P5">Crear un proyecto <text:span text:style-name="T1">de backend</text:span> para una empresa de seguros, que <text:span text:style-name="T1">agrege, </text:span>registre, <text:span text:style-name="T1">liste y borre</text:span> los comentarios de los clientes <text:span text:style-name="T2">en una lista en memoria.</text:span></text:p>
      <text:p text:style-name="P5"><text:span text:style-name="T2">E</text:span><text:span text:style-name="T1">l sistema debe implementar el patrón de diseño Dao, promesas </text:span><text:span text:style-name="T2">y typescript.</text:span></text:p>
      <text:p text:style-name="P1"/>
      <text:p text:style-name="P3">Especificaciones del objeto: </text:p>
      <text:p text:style-name="P3"/>
      <text:p text:style-name="P2"/>
      <table:table table:name="Tabla1" table:style-name="Tabla1">
        <table:table-column table:style-name="Tabla1.A"/>
        <table:table-column table:style-name="Tabla1.B"/>
        <table:table-row table:style-name="TableLine3069531250928">
          <table:table-cell table:style-name="Tabla1.A1" office:value-type="string">
            <text:p text:style-name="P4">Codigo</text:p>
          </table:table-cell>
          <table:table-cell table:style-name="Tabla1.A1" office:value-type="string">
            <text:p text:style-name="P4">Numérico</text:p>
          </table:table-cell>
        </table:table-row>
        <table:table-row table:style-name="TableLine3069531258000">
          <table:table-cell table:style-name="Tabla1.A1" office:value-type="string">
            <text:p text:style-name="P4">Poliza</text:p>
          </table:table-cell>
          <table:table-cell table:style-name="Tabla1.A1" office:value-type="string">
            <text:p text:style-name="P4">String</text:p>
          </table:table-cell>
        </table:table-row>
        <table:table-row table:style-name="TableLine3069531249840">
          <table:table-cell table:style-name="Tabla1.A1" office:value-type="string">
            <text:p text:style-name="P4">Comentario</text:p>
          </table:table-cell>
          <table:table-cell table:style-name="Tabla1.A1" office:value-type="string">
            <text:p text:style-name="P4">String</text:p>
          </table:table-cell>
        </table:table-row>
      </table:table>
      <text:p text:style-name="P1"/>
      <text:p text:style-name="P1"/>
      <text:p text:style-name="P1"/>
      <text:p text:style-name="P1">Bonus: <text:span text:style-name="T1">agregar los endpoint utilizando el framework expres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2T10:19:51.718000000</meta:creation-date>
    <dc:date>2022-09-28T19:04:23.300000000</dc:date>
    <meta:editing-duration>PT32M14S</meta:editing-duration>
    <meta:editing-cycles>4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11" meta:word-count="56" meta:character-count="365" meta:non-whitespace-character-count="319"/>
  </office:meta>
</office:document-meta>
</file>